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1.01mm"/>
    </style:style>
    <style:style style:name="co3" style:family="table-column">
      <style:table-column-properties fo:break-before="auto" style:column-width="24.98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9.67mm"/>
    </style:style>
    <style:style style:name="co11" style:family="table-column">
      <style:table-column-properties fo:break-before="auto" style:column-width="31.27mm"/>
    </style:style>
    <style:style style:name="co12" style:family="table-column">
      <style:table-column-properties fo:break-before="auto" style:column-width="45.28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5.4mm"/>
    </style:style>
    <style:style style:name="co15" style:family="table-column">
      <style:table-column-properties fo:break-before="auto" style:column-width="39.2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8mm" fo:break-before="auto" style:use-optimal-row-height="true"/>
    </style:style>
    <style:style style:name="ta1" style:family="table" style:master-page-name="PageStyle_5f_Frequency_20_distribution_20_table">
      <style:table-properties table:display="true" style:writing-mode="lr-tb"/>
    </style:style>
    <style:style style:name="ta2" style:family="table" style:master-page-name="PageStyle_5f_Bar_20_chart">
      <style:table-properties table:display="true" style:writing-mode="lr-tb"/>
    </style:style>
    <style:style style:name="ta3" style:family="table" style:master-page-name="PageStyle_5f_Pie_20_chart">
      <style:table-properties table:display="true" style:writing-mode="lr-tb"/>
    </style:style>
    <style:style style:name="ta4" style:family="table" style:master-page-name="PageStyle_5f_Pareto_20_diagra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9999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2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ackground-color="#999999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quency distribution 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table:style-name="ce3" office:value-type="string" calcext:value-type="string">
            <text:p>Categorical variables. Visualization techniqu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ce cream sho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te: You may solve these problems both on paper or in a software of your choice. The medium is not crucial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There is an ice cream shop, that is operating in New York, LA and San Francisco.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Data</text:p>
          </table:table-cell>
          <table:table-cell office:value-type="string" calcext:value-type="string">
            <text:p>You have sold 12,327 ice creams in New York; 17,129 in LA and 19,923 in San Francisco.</text:p>
          </table:table-cell>
          <table:table-cell table:style-name="ce7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ask</text:p>
          </table:table-cell>
          <table:table-cell office:value-type="string" calcext:value-type="string">
            <text:p>Order the data in a frequency distribution table.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Default" table:number-columns-repeated="2"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Ice creams sold</text:p>
          </table:table-cell>
          <table:table-cell table:style-name="ce13" office:value-type="string" calcext:value-type="string">
            <text:p>Relative sales</text:p>
          </table:table-cell>
          <table:table-cell table:style-name="ce15" office:value-type="string" calcext:value-type="string">
            <text:p>Cumulative frequency</text:p>
          </table:table-cell>
          <table:table-cell table:number-columns-repeated="1017"/>
        </table:table-row>
        <table:table-row table:style-name="ro5">
          <table:table-cell table:style-name="ce2" table:number-columns-repeated="3"/>
          <table:table-cell table:style-name="ce9" office:value-type="string" calcext:value-type="string">
            <text:p>New York</text:p>
          </table:table-cell>
          <table:table-cell table:style-name="ce11" office:value-type="float" office:value="12327" calcext:value-type="float">
            <text:p>12327</text:p>
          </table:table-cell>
          <table:table-cell table:style-name="ce14" table:formula="of:=[.E12]/(SUM([.E12:.E14])) * 100" office:value-type="float" office:value="24.9640535450293" calcext:value-type="float">
            <text:p>24,96</text:p>
          </table:table-cell>
          <table:table-cell table:style-name="ce11" table:formula="of:=[.E12]" office:value-type="float" office:value="12327" calcext:value-type="float">
            <text:p>12327</text:p>
          </table:table-cell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string" calcext:value-type="string">
            <text:p>LA</text:p>
          </table:table-cell>
          <table:table-cell table:style-name="ce11" office:value-type="float" office:value="17129" calcext:value-type="float">
            <text:p>17129</text:p>
          </table:table-cell>
          <table:table-cell table:style-name="ce14" table:formula="of:=[.E13]/(SUM([.E12:.E14])) * 100" office:value-type="float" office:value="34.6888353348589" calcext:value-type="float">
            <text:p>34,69</text:p>
          </table:table-cell>
          <table:table-cell table:style-name="ce11" table:formula="of:=[.G12]+[.E13]" office:value-type="float" office:value="29456" calcext:value-type="float">
            <text:p>29456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5"/>
          <table:table-cell table:style-name="ce2"/>
          <table:table-cell table:style-name="ce9" office:value-type="string" calcext:value-type="string">
            <text:p>San Francisco</text:p>
          </table:table-cell>
          <table:table-cell table:style-name="ce9" office:value-type="float" office:value="19923" calcext:value-type="float">
            <text:p>19923</text:p>
          </table:table-cell>
          <table:table-cell table:style-name="ce14" table:formula="of:=[.E14]/(SUM([.E12:.E14])) * 100" office:value-type="float" office:value="40.3471111201118" calcext:value-type="float">
            <text:p>40,35</text:p>
          </table:table-cell>
          <table:table-cell table:style-name="ce11" table:formula="of:=[.G13]+[.E14]" office:value-type="float" office:value="49379" calcext:value-type="float">
            <text:p>49379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5"/>
          <table:table-cell table:style-name="ce2"/>
          <table:table-cell table:style-name="ce10" office:value-type="string" calcext:value-type="string">
            <text:p>Total</text:p>
          </table:table-cell>
          <table:table-cell table:style-name="ce12" table:formula="of:=SUM([.E12:.E14])" office:value-type="float" office:value="49379" calcext:value-type="float">
            <text:p>49379</text:p>
          </table:table-cell>
          <table:table-cell table:style-name="ce12" table:formula="of:=SUM([.F12:.F14])" office:value-type="float" office:value="100" calcext:value-type="float">
            <text:p>100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3" table:number-rows-repeated="8">
          <table:table-cell table:style-name="ce2" table:number-columns-repeated="6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r chart" table:style-name="ta2">
        <office:forms form:automatic-focus="false" form:apply-design-mode="false"/>
        <table:shapes>
          <draw:frame draw:z-index="0" draw:style-name="gr1" draw:text-style-name="P1" svg:width="159.99mm" svg:height="89.99mm" svg:x="95.59mm" svg:y="31.62mm">
            <draw:object draw:notify-on-update-of-ranges="'Frequency distribution table'.E11:'Frequency distribution table'.E11 'Frequency distribution table'.D12:'Frequency distribution table'.D12 'Frequency distribution table'.E12:'Frequency distribution table'.E12 'Frequency distribution table'.D13:'Frequency distribution table'.D13 'Frequency distribution table'.E13:'Frequency distribution table'.E13 'Frequency distribution table'.D14:'Frequency distribution table'.D14 'Frequency distribution table'.E14:'Frequency distribution table'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8" table:number-columns-repeated="1020" table:default-cell-style-name="ce1"/>
        <table:table-row table:style-name="ro1">
          <table:table-cell/>
          <table:table-cell table:style-name="ce3" office:value-type="string" calcext:value-type="string">
            <text:p>Categorical variables. Visualization techniqu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ce cream sho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You have a frequency distribution table with all the sales.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ask</text:p>
          </table:table-cell>
          <table:table-cell office:value-type="string" calcext:value-type="string">
            <text:p>Create a bar chart, representing the data. Note that in Excel, the term for a bar charts are called both: <text:s/>'column charts' and 'bar charts'.</text:p>
          </table:table-cell>
          <table:table-cell table:style-name="ce7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/>
          <table:table-cell table:style-name="ce5"/>
          <table:table-cell table:style-name="ce2" table:number-columns-repeated="15"/>
          <table:table-cell table:number-columns-repeated="1007"/>
        </table:table-row>
        <table:table-row table:style-name="ro3">
          <table:table-cell/>
          <table:table-cell table:style-name="ce2" table:number-columns-repeated="16"/>
          <table:table-cell table:number-columns-repeated="1007"/>
        </table:table-row>
        <table:table-row table:style-name="ro2">
          <table:table-cell/>
          <table:table-cell table:style-name="ce2"/>
          <table:table-cell table:style-name="ce6"/>
          <table:table-cell table:style-name="ce2" table:number-columns-repeated="14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15"/>
          <table:table-cell table:number-columns-repeated="1007"/>
        </table:table-row>
        <table:table-row table:style-name="ro2" table:number-rows-repeated="2">
          <table:table-cell table:style-name="ce2"/>
          <table:table-cell table:style-name="ce5"/>
          <table:table-cell table:style-name="ce2" table:number-columns-repeated="15"/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6"/>
          <table:table-cell table:style-name="ce2" table:number-columns-repeated="13"/>
          <table:table-cell table:number-columns-repeated="1007"/>
        </table:table-row>
        <table:table-row table:style-name="ro5">
          <table:table-cell table:style-name="ce2" table:number-columns-repeated="3"/>
          <table:table-cell table:style-name="ce7"/>
          <table:table-cell table:style-name="ce2" table:number-columns-repeated="13"/>
          <table:table-cell table:number-columns-repeated="1007"/>
        </table:table-row>
        <table:table-row table:style-name="ro5" table:number-rows-repeated="2">
          <table:table-cell table:style-name="ce2"/>
          <table:table-cell table:style-name="ce17"/>
          <table:table-cell table:style-name="ce2"/>
          <table:table-cell table:style-name="ce7"/>
          <table:table-cell table:style-name="ce2" table:number-columns-repeated="13"/>
          <table:table-cell table:number-columns-repeated="1007"/>
        </table:table-row>
        <table:table-row table:style-name="ro5" table:number-rows-repeated="3">
          <table:table-cell table:style-name="ce2" table:number-columns-repeated="17"/>
          <table:table-cell table:number-columns-repeated="1007"/>
        </table:table-row>
        <table:table-row table:style-name="ro3">
          <table:table-cell table:style-name="ce2" table:number-columns-repeated="17"/>
          <table:table-cell table:number-columns-repeated="1007"/>
        </table:table-row>
        <table:table-row table:style-name="ro3" table:number-rows-repeated="12">
          <table:table-cell/>
          <table:table-cell table:style-name="ce2" table:number-columns-repeated="16"/>
          <table:table-cell table:number-columns-repeated="1007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e chart" table:style-name="ta3">
        <office:forms form:automatic-focus="false" form:apply-design-mode="false"/>
        <table:shapes>
          <draw:frame draw:z-index="0" draw:style-name="gr1" draw:text-style-name="P1" svg:width="160.03mm" svg:height="89.84mm" svg:x="109.33mm" svg:y="30.66mm">
            <draw:object draw:notify-on-update-of-ranges="'Frequency distribution table'.D12:'Frequency distribution table'.D14 'Frequency distribution table'.F11:'Frequency distribution table'.F11 'Frequency distribution table'.F12:'Frequency distribution table'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0" table:default-cell-style-name="ce1"/>
        <table:table-column table:style-name="co12" table:default-cell-style-name="ce1"/>
        <table:table-column table:style-name="co8" table:number-columns-repeated="1019" table:default-cell-style-name="ce1"/>
        <table:table-row table:style-name="ro1">
          <table:table-cell/>
          <table:table-cell table:style-name="ce3" office:value-type="string" calcext:value-type="string">
            <text:p>Categorical variables. Visualization techniqu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ce cream sho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You have a frequency distribution table with all the sales.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ask 1</text:p>
          </table:table-cell>
          <table:table-cell office:value-type="string" calcext:value-type="string">
            <text:p>Create a new column in your table, representing the relative frequency of input. You can choose to express it in percentages or as a decimal.</text:p>
          </table:table-cell>
          <table:table-cell table:style-name="ce7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ask 2</text:p>
          </table:table-cell>
          <table:table-cell office:value-type="string" calcext:value-type="string">
            <text:p>Create a pie chart, representing the share of each city to the sales of your company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5"/>
          <table:table-cell table:style-name="ce2"/>
          <table:table-cell table:style-name="ce7"/>
          <table:table-cell table:style-name="ce2" table:number-columns-repeated="13"/>
          <table:table-cell table:number-columns-repeated="1007"/>
        </table:table-row>
        <table:table-row table:style-name="ro2">
          <table:table-cell table:style-name="ce2" table:number-columns-repeated="2"/>
          <table:table-cell table:style-name="ce6" table:number-columns-repeated="3"/>
          <table:table-cell table:style-name="ce2" table:number-columns-repeated="12"/>
          <table:table-cell table:number-columns-repeated="1007"/>
        </table:table-row>
        <table:table-row table:style-name="ro2" table:number-rows-repeated="3">
          <table:table-cell table:style-name="ce2"/>
          <table:table-cell table:style-name="ce5"/>
          <table:table-cell table:style-name="ce2"/>
          <table:table-cell table:style-name="ce7"/>
          <table:table-cell table:style-name="ce19"/>
          <table:table-cell table:style-name="ce2" table:number-columns-repeated="12"/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8"/>
          <table:table-cell table:style-name="ce19"/>
          <table:table-cell table:style-name="ce2" table:number-columns-repeated="12"/>
          <table:table-cell table:number-columns-repeated="1007"/>
        </table:table-row>
        <table:table-row table:style-name="ro3" table:number-rows-repeated="5">
          <table:table-cell table:style-name="ce2" table:number-columns-repeated="17"/>
          <table:table-cell table:number-columns-repeated="1007"/>
        </table:table-row>
        <table:table-row table:style-name="ro3" table:number-rows-repeated="3">
          <table:table-cell/>
          <table:table-cell table:style-name="ce2" table:number-columns-repeated="16"/>
          <table:table-cell table:number-columns-repeated="100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eto diagram" table:style-name="ta4">
        <office:forms form:automatic-focus="false" form:apply-design-mode="false"/>
        <table:shapes>
          <draw:frame draw:z-index="0" draw:style-name="gr1" draw:text-style-name="P1" svg:width="159.99mm" svg:height="72.49mm" svg:x="145.7mm" svg:y="60.2mm">
            <draw:object draw:notify-on-update-of-ranges="'Pareto diagram'.B11:'Pareto diagram'.B11 'Pareto diagram'.B12:'Pareto diagram'.B14 'Pareto diagram'.C11:'Pareto diagram'.C11 'Pareto diagram'.C12:'Pareto diagram'.C14 'Pareto diagram'.E11:'Pareto diagram'.E11 'Pareto diagram'.E12:'Pareto diagram'.E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019" table:default-cell-style-name="ce1"/>
        <table:table-row table:style-name="ro1">
          <table:table-cell/>
          <table:table-cell table:style-name="ce3" office:value-type="string" calcext:value-type="string">
            <text:p>Categorical variables. Visualization techniqu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ce cream sho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You have a frequency distribution table with all the sales. You also have the relative frequency from the pie chart problem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1</text:p>
          </table:table-cell>
          <table:table-cell office:value-type="string" calcext:value-type="string">
            <text:p>Order the table by frequency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2</text:p>
          </table:table-cell>
          <table:table-cell office:value-type="string" calcext:value-type="string">
            <text:p>Create a bar (column) chart representing the ordered data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3</text:p>
          </table:table-cell>
          <table:table-cell office:value-type="string" calcext:value-type="string">
            <text:p>In a new column, calculate the cumulative frequency of the data. 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4</text:p>
          </table:table-cell>
          <table:table-cell office:value-type="string" calcext:value-type="string">
            <text:p>On a second axis in the same chart, represent the cumulative frequency of the data.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5"/>
          <table:table-cell table:style-name="ce2"/>
          <table:table-cell table:style-name="ce7"/>
          <table:table-cell table:number-columns-repeated="1020"/>
        </table:table-row>
        <table:table-row table:style-name="ro2">
          <table:table-cell/>
          <table:table-cell table:style-name="ce5"/>
          <table:table-cell table:style-name="ce2"/>
          <table:table-cell table:style-name="ce7"/>
          <table:table-cell table:style-name="ce2" table:number-columns-repeated="7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Ice creams sold</text:p>
          </table:table-cell>
          <table:table-cell table:style-name="ce13" office:value-type="string" calcext:value-type="string">
            <text:p>Relative sales (%)</text:p>
          </table:table-cell>
          <table:table-cell table:style-name="ce42" office:value-type="string" calcext:value-type="string">
            <text:p>Cumulative frequency (%)</text:p>
          </table:table-cell>
          <table:table-cell table:style-name="ce2" table:number-columns-repeated="6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>
            <text:p>San Francisco</text:p>
          </table:table-cell>
          <table:table-cell table:style-name="ce9" office:value-type="float" office:value="19923" calcext:value-type="float">
            <text:p>19923</text:p>
          </table:table-cell>
          <table:table-cell table:style-name="ce14" table:formula="of:=[.C12]/[.C15]*100" office:value-type="float" office:value="40.3471111201118" calcext:value-type="float">
            <text:p>40,35</text:p>
          </table:table-cell>
          <table:table-cell table:style-name="ce14" table:formula="of:=[.D12]" office:value-type="float" office:value="40.3471111201118" calcext:value-type="float">
            <text:p>40,35</text:p>
          </table:table-cell>
          <table:table-cell table:style-name="ce2" table:number-columns-repeated="6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>
            <text:p>LA</text:p>
          </table:table-cell>
          <table:table-cell table:style-name="ce11" office:value-type="float" office:value="17129" calcext:value-type="float">
            <text:p>17129</text:p>
          </table:table-cell>
          <table:table-cell table:style-name="ce14" table:formula="of:=[.C13]/[.C15]*100" office:value-type="float" office:value="34.6888353348589" calcext:value-type="float">
            <text:p>34,69</text:p>
          </table:table-cell>
          <table:table-cell table:style-name="ce14" table:formula="of:=[.D13]+[.E12]" office:value-type="float" office:value="75.0359464549707" calcext:value-type="float">
            <text:p>75,04</text:p>
          </table:table-cell>
          <table:table-cell table:style-name="ce2" table:number-columns-repeated="6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>
            <text:p>New York</text:p>
          </table:table-cell>
          <table:table-cell table:style-name="ce11" office:value-type="float" office:value="12327" calcext:value-type="float">
            <text:p>12327</text:p>
          </table:table-cell>
          <table:table-cell table:style-name="ce14" table:formula="of:=[.C14]/[.C15]*100" office:value-type="float" office:value="24.9640535450293" calcext:value-type="float">
            <text:p>24,96</text:p>
          </table:table-cell>
          <table:table-cell table:style-name="ce14" table:formula="of:=[.D14]+[.E13]" office:value-type="float" office:value="100" calcext:value-type="float">
            <text:p>100,00</text:p>
          </table:table-cell>
          <table:table-cell table:style-name="ce2" table:number-columns-repeated="6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Total</text:p>
          </table:table-cell>
          <table:table-cell table:style-name="ce12" table:formula="of:=SUM([.C12:.C14])" office:value-type="float" office:value="49379" calcext:value-type="float">
            <text:p>49379</text:p>
          </table:table-cell>
          <table:table-cell table:style-name="ce12"/>
          <table:table-cell table:style-name="ce16"/>
          <table:table-cell table:style-name="ce2" table:number-columns-repeated="6"/>
          <table:table-cell table:number-columns-repeated="1013"/>
        </table:table-row>
        <table:table-row table:style-name="ro2">
          <table:table-cell/>
          <table:table-cell table:style-name="ce5"/>
          <table:table-cell table:style-name="ce2"/>
          <table:table-cell table:style-name="ce18" table:number-columns-repeated="2"/>
          <table:table-cell table:style-name="ce2" table:number-columns-repeated="6"/>
          <table:table-cell table:number-columns-repeated="1013"/>
        </table:table-row>
        <table:table-row table:style-name="ro3" table:number-rows-repeated="2">
          <table:table-cell/>
          <table:table-cell table:style-name="ce2" table:number-columns-repeated="10"/>
          <table:table-cell table:number-columns-repeated="1013"/>
        </table:table-row>
        <table:table-row table:style-name="ro6">
          <table:table-cell/>
          <table:table-cell table:style-name="ce2" table:number-columns-repeated="4"/>
          <table:table-cell table:style-name="ce22"/>
          <table:table-cell table:style-name="ce2" table:number-columns-repeated="5"/>
          <table:table-cell table:number-columns-repeated="1013"/>
        </table:table-row>
        <table:table-row table:style-name="ro3" table:number-rows-repeated="3">
          <table:table-cell/>
          <table:table-cell table:style-name="ce2" table:number-columns-repeated="10"/>
          <table:table-cell table:number-columns-repeated="101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3" table:target-range-address="'Pareto diagram'.B12:'Pareto diagram'.C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0" loext:min-decimal-places="0" number:min-integer-digits="2"/>
      <number:text>%</number:text>
    </number:percentag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9:27:42.718014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quency_20_distribution_20_table" style:display-name="PageStyle_Frequency distributi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_20_chart" style:display-name="PageStyle_Bar ch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e_20_chart" style:display-name="PageStyle_Pie ch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eto_20_diagram" style:display-name="PageStyle_Pareto dia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08T19:47:07.812677799</dc:date>
    <meta:generator>LibreOffice/6.0.7.3$Linux_X86_64 LibreOffice_project/00m0$Build-3</meta:generator>
    <meta:editing-duration>PT32M53S</meta:editing-duration>
    <meta:editing-cycles>7</meta:editing-cycles>
    <meta:document-statistic meta:table-count="4" meta:cell-count="7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703cm" style:legend-expansion="high" chart:style-name="ch2"/>
        <chart:plot-area chart:style-name="ch3" table:cell-range-address="'Frequency distribution table'.E11:'Frequency distribution table'.E14 'Frequency distribution table'.D12:'Frequency distribution table'.D14" chart:data-source-has-labels="both" svg:x="0.32cm" svg:y="0.18cm" svg:width="12.382cm" svg:height="8.64cm">
          <chartooo:coordinate-region svg:x="1.497cm" svg:y="0.379cm" svg:width="11.205cm" svg:height="7.794cm"/>
          <chart:axis chart:dimension="x" chart:name="primary-x" chart:style-name="ch4" chartooo:axis-type="auto">
            <chartooo:date-scale/>
            <chart:categories table:cell-range-address="'Frequency distribution table'.E11:'Frequency distribution table'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uency distribution table'.E12:'Frequency distribution table'.E12" chart:label-cell-address="'Frequency distribution table'.D12:'Frequency distribution table'.D12" chart:class="chart:bar">
            <chart:data-point/>
          </chart:series>
          <chart:series chart:style-name="ch8" chart:values-cell-range-address="'Frequency distribution table'.E13:'Frequency distribution table'.E13" chart:label-cell-address="'Frequency distribution table'.D13:'Frequency distribution table'.D13" chart:class="chart:bar">
            <chart:data-point/>
          </chart:series>
          <chart:series chart:style-name="ch9" chart:values-cell-range-address="'Frequency distribution table'.E14:'Frequency distribution table'.E14" chart:label-cell-address="'Frequency distribution table'.D14:'Frequency distribution table'.D1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 creams sold</text:p>
                <draw:g>
                  <svg:desc>'Frequency distribution table'.E11:'Frequency distribution table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York</text:p>
                <draw:g>
                  <svg:desc>'Frequency distribution table'.D12:'Frequency distribution table'.D12</svg:desc>
                </draw:g>
              </table:table-cell>
              <table:table-cell office:value-type="float" office:value="12327">
                <text:p>12327</text:p>
                <draw:g>
                  <svg:desc>'Frequency distribution table'.E12:'Frequency distribution table'.E12</svg:desc>
                </draw:g>
              </table:table-cell>
            </table:table-row>
            <table:table-row>
              <table:table-cell office:value-type="string">
                <text:p>LA</text:p>
                <draw:g>
                  <svg:desc>'Frequency distribution table'.D13:'Frequency distribution table'.D13</svg:desc>
                </draw:g>
              </table:table-cell>
              <table:table-cell office:value-type="float" office:value="17129">
                <text:p>17129</text:p>
                <draw:g>
                  <svg:desc>'Frequency distribution table'.E13:'Frequency distribution table'.E13</svg:desc>
                </draw:g>
              </table:table-cell>
            </table:table-row>
            <table:table-row>
              <table:table-cell office:value-type="string">
                <text:p>San Francisco</text:p>
                <draw:g>
                  <svg:desc>'Frequency distribution table'.D14:'Frequency distribution table'.D14</svg:desc>
                </draw:g>
              </table:table-cell>
              <table:table-cell office:value-type="float" office:value="19923">
                <text:p>19923</text:p>
                <draw:g>
                  <svg:desc>'Frequency distribution table'.E14:'Frequency distribution table'.E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85cm" xlink:href=".." xlink:type="simple" chart:class="chart:circle" chart:style-name="ch1">
        <chart:legend chart:legend-position="end" svg:x="13.026cm" svg:y="3.695cm" style:legend-expansion="high" chart:style-name="ch2"/>
        <chart:plot-area chart:style-name="ch3" table:cell-range-address="'Frequency distribution table'.D12:'Frequency distribution table'.D14 'Frequency distribution table'.F11:'Frequency distribution table'.F14" chart:data-source-has-labels="both" svg:x="0.32cm" svg:y="0.179cm" svg:width="12.386cm" svg:height="8.62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777cm" svg:width="12.386cm" svg:height="7.43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Frequency distribution table'.D12:'Frequency distribution table'.D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Frequency distribution table'.F12:'Frequency distribution table'.F14" chart:label-cell-address="'Frequency distribution table'.F11:'Frequency distribution table'.F1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sales</text:p>
                <draw:g>
                  <svg:desc>'Frequency distribution table'.F11:'Frequency distribution table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York</text:p>
                <draw:g>
                  <svg:desc>'Frequency distribution table'.D12:'Frequency distribution table'.D14</svg:desc>
                </draw:g>
              </table:table-cell>
              <table:table-cell office:value-type="float" office:value="24.9640535450293">
                <text:p>24.9640535450293</text:p>
                <draw:g>
                  <svg:desc>'Frequency distribution table'.F12:'Frequency distribution table'.F14</svg:desc>
                </draw:g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34.6888353348589">
                <text:p>34.6888353348589</text:p>
              </table:table-cell>
            </table:table-row>
            <table:table-row>
              <table:table-cell office:value-type="string">
                <text:p>San Francisco</text:p>
              </table:table-cell>
              <table:table-cell office:value-type="float" office:value="40.3471111201118">
                <text:p>40.3471111201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0" chart:maximum="100" chart:interval-minor-divis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7.25cm" xlink:href=".." xlink:type="simple" chart:class="chart:bar" chart:style-name="ch1">
        <chart:title svg:x="6.316cm" svg:y="0.281cm" chart:style-name="ch2">
          <text:p>Ice-cream sales</text:p>
        </chart:title>
        <chart:legend chart:legend-position="end" svg:x="10.687cm" svg:y="3.077cm" style:legend-expansion="high" chart:style-name="ch3"/>
        <chart:plot-area chart:style-name="ch4" table:cell-range-address="'Pareto diagram'.B11:'Pareto diagram'.C14 'Pareto diagram'.E11:'Pareto diagram'.E14" chart:data-source-has-labels="both" svg:x="0.32cm" svg:y="1.205cm" svg:width="10.047cm" svg:height="5.9cm">
          <chartooo:coordinate-region svg:x="1.497cm" svg:y="1.404cm" svg:width="7.586cm" svg:height="5.054cm"/>
          <chart:axis chart:dimension="x" chart:name="primary-x" chart:style-name="ch5" chartooo:axis-type="auto">
            <chartooo:date-scale/>
            <chart:categories table:cell-range-address="'Pareto diagram'.B12:'Pareto diagram'.B1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eto diagram'.C12:'Pareto diagram'.C14" chart:label-cell-address="'Pareto diagram'.C11:'Pareto diagram'.C11" chart:class="chart:bar">
            <chart:data-point chart:repeated="3"/>
          </chart:series>
          <chart:series chart:attached-axis="secondary-y" chart:style-name="ch10" chart:values-cell-range-address="'Pareto diagram'.E12:'Pareto diagram'.E14" chart:label-cell-address="'Pareto diagram'.E11:'Pareto diagram'.E1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 creams sold</text:p>
                <draw:g>
                  <svg:desc>'Pareto diagram'.C11:'Pareto diagram'.C11</svg:desc>
                </draw:g>
              </table:table-cell>
              <table:table-cell office:value-type="string">
                <text:p>Cumulative frequency (%)</text:p>
                <draw:g>
                  <svg:desc>'Pareto diagram'.E11:'Pareto diagram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n Francisco</text:p>
                <draw:g>
                  <svg:desc>'Pareto diagram'.B12:'Pareto diagram'.B14</svg:desc>
                </draw:g>
              </table:table-cell>
              <table:table-cell office:value-type="float" office:value="19923">
                <text:p>19923</text:p>
                <draw:g>
                  <svg:desc>'Pareto diagram'.C12:'Pareto diagram'.C14</svg:desc>
                </draw:g>
              </table:table-cell>
              <table:table-cell office:value-type="float" office:value="40.3471111201118">
                <text:p>40.3471111201118</text:p>
                <draw:g>
                  <svg:desc>'Pareto diagram'.E12:'Pareto diagram'.E14</svg:desc>
                </draw:g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17129">
                <text:p>17129</text:p>
              </table:table-cell>
              <table:table-cell office:value-type="float" office:value="75.0359464549707">
                <text:p>75.0359464549707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12327">
                <text:p>1232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